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research interests lie at the interface of applied mathematics and physics, with an emphasis on dynamical systems methods applied to the study of spatially extended systems. These interests would fit well within the existing research areas in the University of Edinburgh, while extending the range of topics studied towards a new direction, that of complex light-matter interactions involving extreme intensity lasers.</text:p>
      <text:p text:style-name="P1"/>
      <text:p text:style-name="P1">I obtained my PhD in Physics from the Georgia Institute of Technology, working on the dynamical systems approach to turbulence and the interplay of chaos and continuous symmetries. This kind of research training resulted in a strong background in applied mathematics and computational methods, as well as in physics. This allows me to work on a wide range of problems across disciplines and would allow me to teach a wide range of topics in the applied and computational mathematics curriculum.</text:p>
      <text:p text:style-name="P1"/>
      <text:p text:style-name="P1">As a post-doctoral fellow I look for opportunities to apply dynamical systems insights to problems in the fast growing field of extreme-intensity laser-matter interaction. Laser pulses produced by contemporary laser systems ionize any material they go through, producing a plasma, while accelerating electrons to speeds close to the speed of light within a femtosecond. This leads to new regimes of laser-matter interaction and fundamentally affects the optical properties of materials. In order to study propagation of such intense pulses in a medium, one has to take into account the complex interactions of a many-body system with the electromagnetic field, resulting to computationally intensive problems which require a careful examination of non-linear mechanisms and call for applied math expertise. At the same time envisaged applications range from compact particle accelerators for fundamental studies and medical applications, to laser-driven fusion. Therefore, the field attracts significant funding with several new experimental facilities built both in the U.K. and overseas.</text:p>
      <text:p text:style-name="P1"/>
      <text:p text:style-name="P1">In Edinburgh, I would keep pursuing this active research area through collaborations with physicists in the field of laser-plasma interactions, while focusing in further applications of non-linear dynamics tools. For instance, laser-plasma accelerators have to rely on non-linear coherent structures (e.g. solitary and other kinds of non-linear waves) to create accelerating fields within the plasma. Systematic <text:s/>bifurcation studies of such structures would significantly advance understanding of acceleration mechanisms and allow their optimization. Undertaking such a research programme could greatly benefit from interactions with the faculty of the Applied and Computational Mathematics group in Edinburgh. At the same time, this programme would offer great training opportunities for mathematics students with interest in physics.</text:p>
      <text:p text:style-name="P1"/>
      <text:p text:style-name="P1">My research results have been published in journals of high international standing (publishers include SIAM, APS and IOP) and presented in major international conferences (organized by SIAM and the European Physical Society, for example).</text:p>
      <text:p text:style-name="P1"/>
      <text:p text:style-name="P1">My participation in teaching started in my undergraduate years, having been selected on the basis of excellence as a teaching assistant (without compensation) in two undergraduate courses. Moreover, in the years 2003-2008, I worked as a Graduate Teaching Assistant, with typical workload of 12 hours per week. Duties included preparation and grading of homework and examinations, teaching of lab sessions, holding office hours and some lecturing in the form of recitation (tutorial) sections. Furthermore, I have helped in the advisement of research projects of undergraduate (Dominic Kohler, Georgia Tech) and graduate (Fabian Maucher, MPIPKS Dresden) students.</text:p>
      <text:p text:style-name="P1"/>
      <text:p text:style-name="P1">I participate in all aspects of academic life through activities such as the organization of informal seminars and peer-review. My research benefits from collaboration with several scientists in different <text:soft-page-break/>institutions (see pub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3T10:46:22</meta:creation-date>
    <dc:date>2012-11-13T14:03:31</dc:date>
    <meta:editing-duration>PT3H13M51S</meta:editing-duration>
    <meta:editing-cycles>74</meta:editing-cycles>
    <meta:generator>LibreOffice/3.5$Linux_X86_64 LibreOffice_project/350m1$Build-403</meta:generator>
    <meta:document-statistic meta:table-count="0" meta:image-count="0" meta:object-count="0" meta:page-count="2" meta:paragraph-count="7" meta:word-count="572" meta:character-count="3976" meta:non-whitespace-character-count="3410"/>
  </office:meta>
</office:document-meta>
</file>